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 mt" svg:font-family="'Arial mt'" style:font-family-generic="swiss"/>
    <style:font-face style:name="ArialMT" svg:font-family="ArialMT" style:font-family-generic="roman" style:font-pitch="variable"/>
    <style:font-face style:name="ArialMT1" svg:font-family="ArialMT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Roboto-Bold" svg:font-family="Roboto-Bold" style:font-family-generic="roman" style:font-pitch="variable"/>
    <style:font-face style:name="Roboto-Regular" svg:font-family="Roboto-Regular" style:font-family-generic="roman" style:font-pitch="variable"/>
    <style:font-face style:name="Symbol" svg:font-family="Symbol" style:font-family-generic="roman" style:font-pitch="variable"/>
    <style:font-face style:name="apple-system" svg:font-family="apple-system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Arial mt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color="#495057" loext:opacity="100%" style:font-name="Arial mt"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495057" loext:opacity="100%" style:font-name="Arial mt" fo:font-size="12pt" fo:font-weight="bold" officeooo:paragraph-rsid="0018e04c" style:font-size-asian="12pt" style:font-weight-asian="bold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495057" loext:opacity="100%" style:font-name="Arial mt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495057" loext:opacity="100%" style:font-name="Arial mt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495057" loext:opacity="100%" style:font-name="Arial mt" fo:font-size="12pt" fo:font-weight="bold" officeooo:rsid="0019e0ab" officeooo:paragraph-rsid="0019e0ab" style:font-size-asian="12pt" style:font-weight-asian="bold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495057" loext:opacity="100%" style:font-name="Arial mt" fo:font-size="12pt" fo:font-weight="normal" officeooo:paragraph-rsid="0019e0ab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495057" loext:opacity="100%" style:font-name="Arial mt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495057" loext:opacity="100%" style:font-name="Arial mt" fo:font-size="12pt" fo:font-weight="normal" officeooo:rsid="0019e0ab" officeooo:paragraph-rsid="0019e0ab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495057" loext:opacity="100%" style:font-name="Arial mt" fo:font-size="12pt" fo:font-weight="normal" officeooo:rsid="0019e0ab" officeooo:paragraph-rsid="0019e0ab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495057" loext:opacity="100%" style:text-position="sub 58%" style:font-name="Arial mt" fo:font-size="12pt" fo:font-weight="bold" officeooo:paragraph-rsid="0019e0ab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495057" loext:opacity="100%" style:text-position="sub 58%" style:font-name="Arial mt" fo:font-size="12pt" fo:font-weight="normal" officeooo:paragraph-rsid="0019e0ab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495057" loext:opacity="100%" style:text-position="sub 58%" style:font-name="Arial mt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495057" loext:opacity="100%" style:text-position="0% 100%" style:font-name="Arial mt" fo:font-size="12pt" fo:font-weight="bold" officeooo:rsid="0019e0ab" officeooo:paragraph-rsid="0019e0ab" style:font-size-asian="12pt" style:font-weight-asian="bold" style:font-size-complex="12pt" style:font-weight-complex="normal"/>
    </style:style>
    <style:style style:name="T1" style:family="text">
      <style:text-properties fo:font-variant="normal" fo:text-transform="none" fo:color="#212529" loext:opacity="100%" style:font-name="apple-system" fo:letter-spacing="normal" fo:font-style="normal" fo:font-weight="normal" style:font-name-asian="ArialMT1" style:font-style-asian="normal" style:font-weight-asian="normal" style:font-name-complex="ArialMT1"/>
    </style:style>
    <style:style style:name="T2" style:family="text">
      <style:text-properties fo:font-variant="normal" fo:text-transform="none" fo:color="#212529" loext:opacity="100%" style:font-name="apple-system" fo:letter-spacing="normal" fo:font-style="normal" officeooo:rsid="0019e0ab" style:font-name-asian="ArialMT1" style:font-style-asian="normal" style:font-name-complex="ArialMT1"/>
    </style:style>
    <style:style style:name="T3" style:family="text">
      <style:text-properties fo:font-variant="normal" fo:text-transform="none" fo:color="#212529" loext:opacity="100%" style:font-name="apple-system" fo:letter-spacing="normal" fo:font-style="normal" style:font-name-asian="ArialMT1" style:font-style-asian="normal" style:font-name-complex="ArialMT1"/>
    </style:style>
    <style:style style:name="T4" style:family="text">
      <style:text-properties fo:font-variant="normal" fo:text-transform="none" fo:color="#212529" loext:opacity="100%" style:text-position="sub 58%" style:font-name="apple-system" fo:letter-spacing="normal" fo:font-style="normal" fo:font-weight="normal" style:font-name-asian="ArialMT1" style:font-style-asian="normal" style:font-weight-asian="normal" style:font-name-complex="ArialMT1"/>
    </style:style>
    <style:style style:name="T5" style:family="text">
      <style:text-properties fo:font-variant="normal" fo:text-transform="none" fo:color="#212529" loext:opacity="100%" style:text-position="sub 58%" style:font-name="apple-system" fo:letter-spacing="normal" fo:font-style="normal" style:font-name-asian="ArialMT1" style:font-style-asian="normal" style:font-name-complex="ArialMT1"/>
    </style:style>
    <style:style style:name="T6" style:family="text">
      <style:text-properties fo:font-variant="normal" fo:text-transform="none" fo:color="#212529" loext:opacity="100%" style:text-position="0% 100%" style:font-name="apple-system" fo:letter-spacing="normal" fo:font-style="normal" fo:font-weight="normal" style:font-name-asian="ArialMT1" style:font-style-asian="normal" style:font-weight-asian="normal" style:font-name-complex="ArialMT1"/>
    </style:style>
    <style:style style:name="T7" style:family="text">
      <style:text-properties fo:font-variant="normal" fo:text-transform="none" fo:color="#212529" loext:opacity="100%" style:text-position="0% 100%" style:font-name="apple-system" fo:letter-spacing="normal" fo:font-style="normal" officeooo:rsid="0019e0ab" style:font-name-asian="ArialMT1" style:font-style-asian="normal" style:font-name-complex="ArialMT1"/>
    </style:style>
    <style:style style:name="T8" style:family="text">
      <style:text-properties fo:font-variant="normal" fo:text-transform="none" fo:color="#212529" loext:opacity="100%" style:text-position="0% 100%" style:font-name="apple-system" fo:letter-spacing="normal" fo:font-style="normal" style:font-name-asian="ArialMT1" style:font-style-asian="normal" style:font-name-complex="ArialMT1"/>
    </style:style>
    <style:style style:name="T9" style:family="text">
      <style:text-properties fo:font-variant="normal" fo:text-transform="none" fo:color="#000000" loext:opacity="100%" style:font-name="Symbol" fo:letter-spacing="normal" fo:font-style="normal" style:font-name-asian="ArialMT1" style:font-style-asian="normal" style:font-name-complex="ArialMT1"/>
    </style:style>
    <style:style style:name="T10" style:family="text">
      <style:text-properties fo:font-variant="normal" fo:text-transform="none" fo:color="#000000" loext:opacity="100%" style:text-position="0% 100%" style:font-name="Symbol" fo:letter-spacing="normal" fo:font-style="normal" style:font-name-asian="ArialMT1" style:font-style-asian="normal" style:font-name-complex="ArialMT1"/>
    </style:style>
    <style:style style:name="T11" style:family="text">
      <style:text-properties fo:font-variant="normal" fo:text-transform="none" style:text-position="0% 100%" fo:letter-spacing="normal" fo:font-style="normal" style:font-name-asian="ArialMT1" style:font-style-asian="normal" style:font-name-complex="ArialMT1"/>
    </style:style>
    <style:style style:name="T12" style:family="text">
      <style:text-properties fo:font-variant="normal" fo:text-transform="none" style:text-position="0% 100%" fo:letter-spacing="normal" fo:font-style="normal" fo:font-weight="bold" style:font-name-asian="ArialMT1" style:font-style-asian="normal" style:font-weight-asian="bold" style:font-name-complex="ArialMT1"/>
    </style:style>
    <style:style style:name="T13" style:family="text">
      <style:text-properties fo:font-variant="normal" fo:text-transform="none" style:text-position="sub 58%" fo:letter-spacing="normal" fo:font-style="normal" style:font-name-asian="ArialMT1" style:font-style-asian="normal" style:font-name-complex="ArialMT1"/>
    </style:style>
    <style:style style:name="T14" style:family="text">
      <style:text-properties style:text-position="0% 100%"/>
    </style:style>
    <style:style style:name="T15" style:family="text">
      <style:text-properties style:text-position="0% 100%" officeooo:rsid="0019e0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0</text:p>
      <text:p text:style-name="P2"/>
      <text:p text:style-name="P2">Club(IdClub,nombreClub,ciudad)</text:p>
      <text:p text:style-name="P2">Complejo(IdComplejo,nombreComplejo, IdClub(fk))</text:p>
      <text:p text:style-name="P2">Cancha(IdCancha,nombreCancha,IdComplejo(fk))</text:p>
      <text:p text:style-name="P2">Entrenador(IdEntrenador, nombreEntrenador,fechaNacimiento, direccion)</text:p>
      <text:p text:style-name="P2">Entrenamiento(IdEntrenamiento, fecha, IdEntrenador(fk), IdCancha(fk))</text:p>
      <text:p text:style-name="P2"/>
      <text:p text:style-name="P2"/>
      <text:p text:style-name="P9"/>
      <text:p text:style-name="P7">Club</text:p>
      <text:p text:style-name="P7">Complejo</text:p>
      <text:p text:style-name="P7">Cancha</text:p>
      <text:p text:style-name="P7">Entrenador</text:p>
      <text:p text:style-name="P7">Entrenamiento</text:p>
      <text:p text:style-name="P2"/>
      <text:p text:style-name="P3"><text:span text:style-name="T1">δ - Delta / Θ - Theta / π - Pi / ρ - Rho / σ - Sigma / </text:span><text:span text:style-name="T9">ÇÈ</text:span></text:p>
      <text:p text:style-name="P2"/>
      <text:p text:style-name="P2"/>
      <text:p text:style-name="P4">1- Listar nombre , fecha de nacimiento y dirección de entrenadores que hayan entrenado en la cancha “Cancha 1” y en la Cancha “Cancha 2”.</text:p>
      <text:p text:style-name="P8"/>
      <text:p text:style-name="P9">Todo &lt;= Cancha |x| Entrenamiento |x| Entrenador </text:p>
      <text:p text:style-name="P6"><text:span text:style-name="T1">EntrenadoresCancha1 &lt;= π </text:span><text:span text:style-name="T4">nombreEntrenador, fechaNacimiento, direccion <text:s/></text:span><text:span text:style-name="T1">(( σ</text:span><text:span text:style-name="T4">nombreCancha=”Cancha 1”</text:span><text:span text:style-name="T6"> (Todo)) <text:s/></text:span><text:span text:style-name="T10"><text:s/></text:span></text:p>
      <text:p text:style-name="P6"><text:span text:style-name="T6">EntrenadoresCancha2 &lt;= π </text:span><text:span text:style-name="T4">nombreEntrenador, fechaNacimiento, direccion <text:s/></text:span><text:span text:style-name="T6">( σ</text:span><text:span text:style-name="T4">nombreCancha=”Cancha 2”</text:span><text:span text:style-name="T6"> (Todo)))</text:span></text:p>
      <text:p text:style-name="P14"><text:span text:style-name="T1">EntrenadoresCancha1 </text:span><text:span text:style-name="T9">Ç <text:s/></text:span><text:span text:style-name="T1">EntrenadoresCancha2</text:span></text:p>
      <text:p text:style-name="P11"/>
      <text:p text:style-name="P4"/>
      <text:p text:style-name="P4">2- Listar todos los clubes en los que entrena el entrenador “Marcos Perez”. Informar nombre del club y ciudad.</text:p>
      <text:p text:style-name="P13"><text:span text:style-name="T7"/></text:p>
      <text:p text:style-name="P12"><text:span text:style-name="T7">π </text:span>IdClub,nombreClub,ciudad<text:span text:style-name="T14"> </text:span><text:span text:style-name="T15">( (</text:span><text:span text:style-name="T7">σ </text:span><text:span text:style-name="T2">nombreEntrenador=”Marcos Perez”</text:span><text:span text:style-name="T7"> (</text:span><text:span text:style-name="T15">Entrenador)) |x| Entrenamiento |x| Cancha |x| Complejo |x| Club)</text:span></text:p>
      <text:p text:style-name="P4"/>
      <text:p text:style-name="P4"/>
      <text:p text:style-name="P5">3- Eliminar los entrenamientos del entrenador ‘Juan Perez’.</text:p>
      <text:p text:style-name="P5"/>
      <text:p text:style-name="P10"><text:span text:style-name="T11">EntrenamientosABorrar &lt;= </text:span><text:span text:style-name="T8">π </text:span><text:span text:style-name="T13">IdEntrenador</text:span><text:span text:style-name="T8">(σ </text:span><text:span text:style-name="T5">nombreEntrenador=”Juan Perez”</text:span><text:span text:style-name="T8"> </text:span><text:span text:style-name="T11">Entrenador ) |x| Entrenamiento </text:span></text:p>
      <text:p text:style-name="P10"><text:span text:style-name="T11">Entrenamiento « Entrenamiento – EntrenamientosABorrar</text:span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Arial mt" svg:font-family="'Arial mt'" style:font-family-generic="swiss"/>
    <style:font-face style:name="ArialMT" svg:font-family="ArialMT" style:font-family-generic="roman" style:font-pitch="variable"/>
    <style:font-face style:name="ArialMT1" svg:font-family="ArialMT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Roboto-Bold" svg:font-family="Roboto-Bold" style:font-family-generic="roman" style:font-pitch="variable"/>
    <style:font-face style:name="Roboto-Regular" svg:font-family="Roboto-Regular" style:font-family-generic="roman" style:font-pitch="variable"/>
    <style:font-face style:name="Symbol" svg:font-family="Symbol" style:font-family-generic="roman" style:font-pitch="variable"/>
    <style:font-face style:name="apple-system" svg:font-family="apple-system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MS Mincho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MS Mincho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S" style:letter-kerning="true" style:font-name-asian="0" style:font-family-asian="0" style:font-family-generic-asian="system" style:font-pitch-asian="variable" style:font-size-asian="12pt" style:language-asian="ja" style:country-asian="JP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editing-duration>PT14M13S</meta:editing-duration>
    <meta:editing-cycles>3</meta:editing-cycles>
    <dc:date>2021-11-05T02:48:53.197000000</dc:date>
    <meta:document-statistic meta:table-count="0" meta:image-count="0" meta:object-count="0" meta:page-count="1" meta:paragraph-count="22" meta:word-count="152" meta:character-count="1266" meta:non-whitespace-character-count="1129"/>
  </office:meta>
</office:document-meta>
</file>